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56B00000116CB5EDDD3D492847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a01" officeooo:paragraph-rsid="0000ba01"/>
    </style:style>
    <style:style style:name="P2" style:family="paragraph" style:parent-style-name="Standard">
      <style:text-properties officeooo:paragraph-rsid="0000ba01"/>
    </style:style>
    <style:style style:name="P3" style:family="paragraph" style:parent-style-name="Heading_20_1">
      <style:paragraph-properties fo:line-height="100%"/>
      <style:text-properties officeooo:paragraph-rsid="0000ba01"/>
    </style:style>
    <style:style style:name="T1" style:family="text">
      <style:text-properties officeooo:rsid="0000ba01"/>
    </style:style>
    <style:style style:name="T2" style:family="text">
      <style:text-properties fo:font-size="24pt" style:font-size-asian="24pt" style:font-size-complex="24pt"/>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Lorem ipsum...</text:h>
      <text:p text:style-name="P1">...dolor sit amet, consectetur adipiscing elit. Vestibulum consequat mi quis pretium semper. Proin luctus orci ac neque venenatis, quis commodo dolor posuere. Curabitur dignissim sapien quis cursus egestas. Donec blandit auctor arcu, nec pellentesque eros molestie eget. <text:span text:style-name="T2">In consectetur aliquam hendrerit.</text:span> Sed cursus mauris vitae ligula pellentesque, non pellentesque urna aliquet. Fusce placerat mauris enim, nec rutrum purus semper vel. Praesent tincidunt neque eu pellentesque pharetra. <draw:frame draw:style-name="fr1" draw:name="Kép 1" text:anchor-type="as-char" svg:width="15.094cm" svg:height="3.214cm" draw:z-index="0"><draw:image xlink:href="Pictures/100002000000056B00000116CB5EDDD3D4928474.png" xlink:type="simple" xlink:show="embed" xlink:actuate="onLoad" draw:mime-type="image/png"/></draw:frame></text:p>
      <text:h text:style-name="P3" text:outline-level="1">Lorem ipsum...</text:h>
      <text:p text:style-name="P1">...dolor sit amet, consectetur adipiscing elit. Vestibulum consequat mi quis pretium semper. Proin luctus orci ac neque venenatis, quis commodo dolor posuere. Curabitur dignissim sapien quis cursus egestas. Donec blandit auctor arcu, nec pellentesque eros molestie eget. <text:span text:style-name="T2">In consectetur aliquam hendrerit.</text:span> Sed cursus mauris vitae ligula pellentesque, non pellentesque urna aliquet. Fusce placerat mauris enim, nec rutrum purus semper vel. Praesent <draw:frame draw:style-name="fr1" draw:name="Image1" text:anchor-type="as-char" svg:width="7.788cm" svg:height="3.214cm" draw:z-index="1"><draw:image xlink:href="Pictures/100002000000056B00000116CB5EDDD3D4928474.png" xlink:type="simple" xlink:show="embed" xlink:actuate="onLoad" draw:mime-type="image/png"/></draw:frame></text:p>
      <text:h text:style-name="P3" text:outline-level="1">Lorem ipsum...</text:h>
      <text:p text:style-name="P2"><text:span text:style-name="T1">...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ellentesque est </text:span><text:span text:style-name="T1"><draw:frame draw:style-name="fr1" draw:name="Image3" text:anchor-type="as-char" svg:width="1.411cm" svg:height="3.214cm" draw:z-index="3"><draw:image xlink:href="Pictures/100002000000056B00000116CB5EDDD3D4928474.png" xlink:type="simple" xlink:show="embed" xlink:actuate="onLoad" draw:mime-type="image/png"/></draw:frame></text:span><text:span text:style-name="T1">orci </text:span><text:span text:style-name="T1"><draw:frame draw:style-name="fr1" draw:name="Image2" text:anchor-type="as-char" svg:width="15.094cm" svg:height="3.214cm" draw:z-index="2"><draw:image xlink:href="Pictures/100002000000056B00000116CB5EDDD3D4928474.png" xlink:type="simple" xlink:show="embed" xlink:actuate="onLoad" draw:mime-type="image/png"/></draw:fram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600%" style:page-number="auto"/>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8-05T14:35:33.743478354</meta:creation-date>
    <dc:date>2020-08-25T16:36:26.645000000</dc:date>
    <meta:editing-duration>PT11M51S</meta:editing-duration>
    <meta:editing-cycles>8</meta:editing-cycles>
    <meta:generator>LibreOfficeDev/7.1.0.0.alpha0$Windows_X86_64 LibreOffice_project/1b65793532e68efe720e0c2c547f38dd1686613b</meta:generator>
    <meta:document-statistic meta:table-count="0" meta:image-count="4" meta:object-count="0" meta:page-count="3" meta:paragraph-count="6" meta:word-count="188" meta:character-count="1387" meta:non-whitespace-character-count="1202"/>
  </office:meta>
</office:document-meta>
</file>